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635cm" fo:margin-right="0cm" fo:margin-top="0cm" fo:margin-bottom="0.212cm" loext:contextual-spacing="false" fo:text-align="justify" style:justify-single-word="false" fo:text-indent="0cm" style:auto-text-indent="false"/>
      <style:text-properties style:font-name="Times New Roman" officeooo:paragraph-rsid="0016ec4c"/>
    </style:style>
    <style:style style:name="P2" style:family="paragraph" style:parent-style-name="Standard">
      <style:paragraph-properties fo:margin-left="0.635cm" fo:margin-right="0cm" fo:margin-top="0cm" fo:margin-bottom="0.212cm" loext:contextual-spacing="false" fo:text-align="justify" style:justify-single-word="false" fo:text-indent="0cm" style:auto-text-indent="false"/>
      <style:text-properties officeooo:paragraph-rsid="0016ec4c"/>
    </style:style>
    <style:style style:name="P3" style:family="paragraph" style:parent-style-name="Heading_20_3">
      <style:paragraph-properties fo:margin-left="0.953cm" fo:margin-right="0cm" fo:margin-top="0.423cm" fo:margin-bottom="0.212cm" loext:contextual-spacing="false" fo:text-indent="-0.979cm" style:auto-text-indent="false" fo:keep-with-next="always">
        <style:tab-stops>
          <style:tab-stop style:position="-0.026cm"/>
        </style:tab-stops>
      </style:paragraph-properties>
      <style:text-properties style:font-name="Times New Roman" fo:font-size="13pt" officeooo:paragraph-rsid="0016ec4c" style:font-size-asian="13pt" style:font-size-complex="13pt"/>
    </style:style>
    <style:style style:name="P4" style:family="paragraph" style:parent-style-name="Itens" style:list-style-name="L1">
      <style:paragraph-properties fo:margin-left="2.037cm" fo:margin-right="0cm" fo:text-indent="-0.714cm" style:auto-text-indent="false">
        <style:tab-stops>
          <style:tab-stop style:position="2.117cm"/>
        </style:tab-stops>
      </style:paragraph-properties>
      <style:text-properties fo:font-variant="normal" fo:text-transform="none" style:use-window-font-color="true" style:font-name="Times New Roman" fo:font-size="12pt" fo:letter-spacing="normal" fo:font-style="normal" fo:font-weight="normal" officeooo:paragraph-rsid="0016ec4c" style:font-size-asian="12pt" style:font-size-complex="12pt"/>
    </style:style>
    <style:style style:name="P5" style:family="paragraph" style:parent-style-name="Itens" style:list-style-name="L1">
      <style:paragraph-properties fo:margin-left="2.037cm" fo:margin-right="0cm" fo:text-indent="-0.714cm" style:auto-text-indent="false">
        <style:tab-stops>
          <style:tab-stop style:position="2.117cm"/>
        </style:tab-stops>
      </style:paragraph-properties>
      <style:text-properties officeooo:paragraph-rsid="0016ec4c"/>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1.1.<text:tab/>Arquitetura do SAPL</text:h>
      <text:p text:style-name="P1">O SAPL foi desenvolvido em arquitetura web, e para utilizá-lo, um usuário necessita apenas de um navegador de internet padrão em seu computador. Portanto, o usuário do SAPL pode utilizar qualquer sistema operacional (Linux, MS Windows, Mac), e qualquer navegador (Mozilla, Google Chrome, Internet Explorer, Firefox, Opera, Netscape, Safari, SeaMonkey, ...) em seu equipamento computador (estação de trabalho), desde que seja uma versão atualizada. As interfaces do sistema aparecem para o usuário como páginas da Internet.</text:p>
      <text:p text:style-name="P2"><text:span text:style-name="T2">Já a instalação do sistema SAPL, que precisa ser feita em um computador central (servidor) da Casa Legislativa, para uso em rede, somente pode ser feita sobre o sistema operacional Linux. Entretanto, se a Casa Legislativa assim o desejar, o SAPL poderá ser instalado em uma Máquina Virtual com Linux e esta funcionar no Sistema Operacional disponível no Servidor. Uma outra opção, também disponível, é solicitar hospedagem no Interlegis conforme informações contidas em </text:span><text:a xlink:type="simple" xlink:href="http://colab.interlegis.leg.br/wiki/ModeloOficioSapl" text:style-name="Internet_20_link" text:visited-style-name="Visited_20_Internet_20_Link"><text:span text:style-name="T2">http://colab.interlegis.leg.br/wiki/ModeloOficioSapl</text:span></text:a><text:span text:style-name="T2">. Neste caso, não há com o que se preocupar em relação a instalação, pois a mesma é feita pelo Interlegis em suas dependências bastando, para isso, <text:s/>efetuar os seguintes passos:</text:span></text:p>
      <text:list xml:id="list767027844143072346" text:style-name="L1">
        <text:list-item>
          <text:p text:style-name="P4">O processo de hospedagem é iniciado quando a casa envia um e-mail solicitando a hospedagem de DNS ou SAPL ou Portal Modelo.</text:p>
        </text:list-item>
        <text:list-item>
          <text:p text:style-name="P4">A solicitação poderá ser feita para um, ou mais produtos citados.</text:p>
        </text:list-item>
        <text:list-item>
          <text:p text:style-name="P5"><text:span text:style-name="T3">Para o início do processo deve-se preencher os dados contidos no modelo de solicitação, que pode ser acessado </text:span><text:a xlink:type="simple" xlink:href="http://colab.interlegis.leg.br/wiki/HospedagemDeProdutos" text:style-name="Internet_20_link" text:visited-style-name="Visited_20_Internet_20_Link">http://colab.interlegis.leg.br/wiki/HospedagemDeProdutos</text:a><text:span text:style-name="T4">. </text:span></text:p>
        </text:list-item>
        <text:list-item>
          <text:p text:style-name="P5"><text:span text:style-name="T3">Solicite sua hospedagem através de nosso e-mail: </text:span><text:a xlink:type="simple" xlink:href="mailto:hospedagem@interlegis.leg.br" text:style-name="Internet_20_link" text:visited-style-name="Visited_20_Internet_20_Link">hospedagem@interlegis.leg.br</text:a><text:span text:style-name="T3"> </text:span></text:p>
        </text:list-item>
        <text:list-item>
          <text:p text:style-name="P4">A área administrativa receberá o e-mail, analisará e enviará à área técnica que colocará o pedido em sua lista de prioridades.</text:p>
        </text:list-item>
        <text:list-item>
          <text:p text:style-name="P4">Quando a hospedagem estiver pronta a casa receberá um e-mail da área técnica do Interlegis contendo orientações para a delegação de domínio para nossos servidores.</text:p>
        </text:list-item>
      </text:list>
      <text:p text:style-name="P1">Nas Casas que dispõem de apenas um microcomputador, esse equipamento poderá desempenhar papel de servidor e de estação de trabalho simultaneamente, ou seja, o núcleo do SAPL poderá ser instalado nele, e o usuário acessará/utilizará o sistema por meio do navegador padrão web.</text:p>
      <text:p text:style-name="P1">Recomendamos, no entanto, que todas as estações de trabalho utilizem preferencialmente navegadores da linha <text:span text:style-name="T1">Mozilla Firefox</text:span>, pois é sobre essa plataforma que o sistema é mais tes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tens" style:family="paragraph" style:parent-style-name="Standard" style:list-style-name="WW8Num16">
      <style:paragraph-properties fo:margin-top="0cm" fo:margin-bottom="0.101cm" loext:contextual-spacing="false" style:line-height-at-least="0.176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6z0" style:family="text">
      <style:text-properties style:font-name="Wingdings" fo:font-family="Wingdings" style:font-pitch="variable" style:font-charset="x-symbol"/>
    </style:style>
    <style:style style:name="Bullet_20_Symbols" style:display-name="Bullet Symbols" style:family="text">
      <style:text-properties style:font-name="StarSymbol" fo:font-family="StarSymbol, 'Arial Unicode MS'" fo:font-size="12pt" style:font-name-asian="StarSymbol" style:font-family-asian="StarSymbol, 'Arial Unicode MS'" style:font-size-asian="12pt" style:font-name-complex="StarSymbol" style:font-family-complex="StarSymbol, 'Arial Unicode MS'"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list-level-style-bullet text:level="1" text:style-name="WW8Num1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1:47:47.205194208</meta:creation-date>
    <dc:date>2017-04-07T11:53:13.172739506</dc:date>
    <meta:editing-duration>PT5M39S</meta:editing-duration>
    <meta:editing-cycles>1</meta:editing-cycles>
    <meta:document-statistic meta:table-count="0" meta:image-count="0" meta:object-count="0" meta:page-count="1" meta:paragraph-count="11" meta:word-count="366" meta:character-count="2432" meta:non-whitespace-character-count="2080"/>
    <meta:generator>LibreOffice/5.1.6.2$Linux_X86_64 LibreOffice_project/10m0$Build-2</meta:generator>
  </office:meta>
</office:document-meta>
</file>